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ur Tales Update Briefing 4</text:p>
      <text:p text:style-name="P1"><text:span text:style-name="T2">From Sir Montes, 9 May 2017</text:span></text:p>
      <text:p text:style-name="Standard"/>
      <text:p text:style-name="Standard">Deliverables are due on Monday, 15 May between 3:00 and 4:00, the deadline is 5PM. <text:s/>Only one person is required to meet with Sir but they need to be ready to answer any questions about the project.</text:p>
      <text:p text:style-name="Standard"/>
      <text:p text:style-name="Standard">We need a minimum of one (1) USB, you may know from midterm problems that more than one would be ideal as we are not allowed to offer a backup USB from our pocket during the presentation.</text:p>
      <text:p text:style-name="Standard"/>
      <text:p text:style-name="Standard"><text:tab/>The USB must contain all folders, files, images, README.txt, and any additional items from GITHUB that we can submit.</text:p>
      <text:p text:style-name="Standard"/>
      <text:p text:style-name="Standard"><text:tab/>The overall project must be setup in a formal file system, the main folder is called app, all other hierarchy of folders and files must be properly set up within this main folder. As you can imagine we need to set up and run the program to be sure it works and we all need to understand how it is set up and why, anybody may be called upon to set something up.</text:p>
      <text:p text:style-name="Standard"><text:tab/>If any of the three portions of the overall project are using a 3<text:span text:style-name="T1">rd</text:span> Party module or plug in, be sure it is included in the file system, the machines we use for presentation may not include them and we cannot download them during the presentation, if we must carry a downloadable version on our USB, then that is what we need to do, it is super important we run our project USB before we turn it in.</text:p>
      <text:p text:style-name="Standard"><text:tab/>If we wish to show profiles of any member of any portion of the three apps, we can, but it is not a requirement.</text:p>
      <text:p text:style-name="Standard"/>
      <text:p text:style-name="Standard"><text:tab/>The README file must instruct any person, and this will also include Sir Montes, you set up our app by using the README file, it needs to be written so an eight <text:s/>(8) year old can understand it.</text:p>
      <text:p text:style-name="Standard"/>
      <text:p text:style-name="Standard"><text:tab/>There is only 10 minutes allowed for setup, this is maximum time.</text:p>
      <text:p text:style-name="Standard"/>
      <text:p text:style-name="Standard"><text:tab/>If your portion of the app, your platform is using modules, we need to have an explanation of each of those modules, where are they being used, why are they needed, what is the purpose of that additional module, we need to show it in action and we need to Document it as part of the Deliverables. This will mostly be needed with Nodejs for sure, there are a lot of modules required, Express, http, mysql, passport, etc, just to name a few.</text:p>
      <text:p text:style-name="Standard"/>
      <text:p text:style-name="Standard"><text:tab/>There will be a peer evaluation form turned in, there will also be another form turned in to show what percentage (%) each member contributed to the overall project. If every member accomplished the same amount of work, then they would get 10%, but a few did more than this and some did not do much. <text:s/>Some contributed to the Group FB page and some to GITHUB. The maximum score for the Group is 100% so everybody cannot get high scores since a few will get more than 10%. <text:s/>Your record that can be proven will be a guiding factor. Sir mentioned grading in pieces of 5% but that is only a guide.</text:p>
      <text:p text:style-name="Standard"><text:tab/>There will also be a Commit Log to show proof of work submitted but we know all work is not done in GITHUB but it is the most important proof of your work as I have stated from the beginning.</text:p>
      <text:p text:style-name="Standard"/>
      <text:p text:style-name="Standard"><text:tab/>The presentation will be one (1) hour for each Group starting on Wednesday, 17 May, There will be a maximum of 10 minutes for setup, one machince will hold all three (3) Servers and the DB, another three (3) machines will be used for the Client, SP, and Admin stations. The database must also be setup within the app file system.</text:p>
      <text:p text:style-name="Standard"><text:soft-page-break/><text:tab/>All three (3) web apps will need their own Domain Name so please make sure when the project is loaded on the USB this has been accomplished.</text:p>
      <text:p text:style-name="Standard"/>
      <text:p text:style-name="Standard"><text:tab/>All members should know how to Config the project, Sir may call on anybody to set some things up at random. <text:s/>WE NEED A GROUP MEETING TO HAVE A TUTORIAL or we all need to follow the README to setup the project and inform Leader Liwanag if you are having problems following the instructions or it simply does not work as written.</text:p>
      <text:p text:style-name="Standard"/>
      <text:p text:style-name="Standard"><text:tab/>The Group must submit a Presentation Plan hardcopy just before we start the presentation. <text:s/>SUPER IMPORTANT: If something does not work OR if some portions of the overall project is not finished, WE MUST let Sir know immedietely before we start. <text:s/>He is very understanding for this short term Final Project, we did not get a lot of time to do an awesome job this time. Sir also stated that he undetstands that we all have limited experience for the three (3) new platforms so we are allowed some freedoms. <text:s/>WE DO NOT WANT SIR ASKING US QUESTIONS DURING THE PRESENTATION.</text:p>
      <text:p text:style-name="Standard"/>
      <text:p text:style-name="Standard"><text:tab/>Please remember to only speak English. Please wear Corpo Po, on presentation day.</text:p>
      <text:p text:style-name="Standard"/>
      <text:p text:style-name="Standard"><text:tab/>Leader Liwanag, if we cannot finish 100% of the Final Project, please stop what we are working on now, re-evaluate what still needs to be accomplished, re-prioritize the overall work plan and assign work based on priorities to make the project as FUNCTIONAL as possible. <text:s/>BEAUTY comes last, fully operational HTML and CSS now take a back seat to the rest of the more important functionality. This was recommended by Sir.</text:p>
      <text:p text:style-name="Standard"/>
      <text:p text:style-name="Standard"><text:tab/>I will be the first to admit we are beyond my limited skill level right now, I highly recommend that some people get together outside of school hours and brainstorm, work as pair programmers, do a little researching together and get this project as close to complete as we can, two heads are better than one, someones ideas may bring new ideas into our heads, only a suggestion po.</text:p>
      <text:p text:style-name="Standard"><text:tab/>I also have a feeling that the README configuration instructions will not be as detailed as they can be, this is a concern stronger than actually finishing the entire project 10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09T16:51:13.250000000</meta:creation-date>
    <dc:date>2017-05-10T17:44:31.07</dc:date>
    <meta:editing-duration>PT44M44S</meta:editing-duration>
    <meta:editing-cycles>2</meta:editing-cycles>
    <meta:generator>OpenOffice/4.1.1$Win32 OpenOffice.org_project/411m6$Build-9775</meta:generator>
    <dc:creator>Duane Donaldson</dc:creator>
    <meta:document-statistic meta:table-count="0" meta:image-count="0" meta:object-count="0" meta:page-count="2" meta:paragraph-count="21" meta:word-count="1000" meta:character-count="5348"/>
  </office:meta>
</office:document-meta>
</file>